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63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94.4mm"/>
    </style:style>
    <style:style style:name="co9" style:family="table-column">
      <style:table-column-properties fo:break-before="auto" style:column-width="8.4mm"/>
    </style:style>
    <style:style style:name="co10" style:family="table-column">
      <style:table-column-properties fo:break-before="auto" style:column-width="7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0.35mm" fo:break-before="auto" style:use-optimal-row-height="false"/>
    </style:style>
    <style:style style:name="ro5" style:family="table-row">
      <style:table-row-properties style:row-height="12.12mm" fo:break-before="auto" style:use-optimal-row-height="false"/>
    </style:style>
    <style:style style:name="ro6" style:family="table-row">
      <style:table-row-properties style:row-height="15.2mm" fo:break-before="auto" style:use-optimal-row-height="true"/>
    </style:style>
    <style:style style:name="ro7" style:family="table-row">
      <style:table-row-properties style:row-height="18.96mm" fo:break-before="auto" style:use-optimal-row-height="true"/>
    </style:style>
    <style:style style:name="ro8" style:family="table-row">
      <style:table-row-properties style:row-height="26.23mm" fo:break-before="auto" style:use-optimal-row-height="true"/>
    </style:style>
    <style:style style:name="ro9" style:family="table-row">
      <style:table-row-properties style:row-height="22.7mm" fo:break-before="auto" style:use-optimal-row-height="true"/>
    </style:style>
    <style:style style:name="ro10" style:family="table-row">
      <style:table-row-properties style:row-height="33.73mm" fo:break-before="auto" style:use-optimal-row-height="true"/>
    </style:style>
    <style:style style:name="ro11" style:family="table-row">
      <style:table-row-properties style:row-height="37.48mm" fo:break-before="auto" style:use-optimal-row-height="true"/>
    </style:style>
    <style:style style:name="ro12" style:family="table-row">
      <style:table-row-properties style:row-height="29.99mm" fo:break-before="auto" style:use-optimal-row-height="true"/>
    </style:style>
    <style:style style:name="ro13" style:family="table-row">
      <style:table-row-properties style:row-height="11.47mm" fo:break-before="auto" style:use-optimal-row-height="true"/>
    </style:style>
    <style:style style:name="ro14" style:family="table-row">
      <style:table-row-properties style:row-height="15.26mm" fo:break-before="auto" style:use-optimal-row-height="true"/>
    </style:style>
    <style:style style:name="ro15" style:family="table-row">
      <style:table-row-properties style:row-height="18.94mm" fo:break-before="auto" style:use-optimal-row-height="true"/>
    </style:style>
    <style:style style:name="ro16" style:family="table-row">
      <style:table-row-properties style:row-height="22.63mm" fo:break-before="auto" style:use-optimal-row-height="true"/>
    </style:style>
    <style:style style:name="ro17" style:family="table-row">
      <style:table-row-properties style:row-height="33.69mm" fo:break-before="auto" style:use-optimal-row-height="true"/>
    </style:style>
    <style:style style:name="ro18" style:family="table-row">
      <style:table-row-properties style:row-height="30mm" fo:break-before="auto" style:use-optimal-row-height="true"/>
    </style:style>
    <style:style style:name="ro19" style:family="table-row">
      <style:table-row-properties style:row-height="11.57mm" fo:break-before="auto" style:use-optimal-row-height="true"/>
    </style:style>
    <style:style style:name="ro20" style:family="table-row">
      <style:table-row-properties style:row-height="26.32mm" fo:break-before="auto" style:use-optimal-row-height="true"/>
    </style:style>
    <style:style style:name="ro21" style:family="table-row">
      <style:table-row-properties style:row-height="37.38mm" fo:break-before="auto" style:use-optimal-row-height="true"/>
    </style:style>
    <style:style style:name="ro22" style:family="table-row">
      <style:table-row-properties style:row-height="63.27mm" fo:break-before="auto" style:use-optimal-row-height="true"/>
    </style:style>
    <style:style style:name="ro23" style:family="table-row">
      <style:table-row-properties style:row-height="35.72mm" fo:break-before="auto" style:use-optimal-row-height="true"/>
    </style:style>
    <style:style style:name="ro24" style:family="table-row">
      <style:table-row-properties style:row-height="52.25mm" fo:break-before="auto" style:use-optimal-row-height="true"/>
    </style:style>
    <style:style style:name="ro25" style:family="table-row">
      <style:table-row-properties style:row-height="41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6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add58a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200" fo:wrap-option="wrap" fo:border="0.06pt solid #000000"/>
      <style:text-properties fo:font-size="9pt" style:font-size-asian="9pt" style:font-size-complex="9pt"/>
    </style:style>
    <style:style style:name="ce25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dc5e7" fo:wrap-option="wrap" fo:border="0.06pt solid #000000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3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5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68e76" style:text-align-source="fix" style:repeat-content="false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7" style:family="table-cell" style:parent-style-name="Default">
      <style:table-cell-properties fo:background-color="#ed1c24" fo:wrap-option="wrap" fo:border="0.06pt solid #000000"/>
      <style:text-properties fo:color="#ffffff" fo:font-size="9pt" style:font-size-asian="9pt" style:font-size-complex="9pt"/>
    </style:style>
    <style:style style:name="ce52" style:family="table-cell" style:parent-style-name="Default">
      <style:table-cell-properties fo:background-color="#faa61a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54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51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48" style:family="table-cell" style:parent-style-name="Default">
      <style:table-cell-properties fo:background-color="#faa61a" fo:wrap-option="wrap" fo:border="0.06pt solid #000000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55" style:family="table-cell" style:parent-style-name="Default">
      <style:table-cell-properties fo:background-color="#ef413d" fo:wrap-option="wrap" fo:border="0.06pt solid #000000"/>
      <style:text-properties fo:color="#000000" fo:font-size="9pt" style:font-size-asian="9pt" style:font-size-complex="9pt"/>
    </style:style>
    <style:style style:name="ce57" style:family="table-cell" style:parent-style-name="Default">
      <style:table-cell-properties fo:background-color="#ef413d" fo:wrap-option="wrap" fo:border="0.06pt solid #000000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ef413d" fo:wrap-option="wrap" fo:border="0.06pt solid #000000"/>
      <style:text-properties style:use-window-font-color="true" fo:font-size="9pt" style:font-size-asian="9pt" style:font-size-complex="9pt"/>
    </style:style>
    <style:style style:name="ce58" style:family="table-cell" style:parent-style-name="Default">
      <style:table-cell-properties fo:background-color="#faa61a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67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 style:data-style-name="N0"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00a65d"/>
      <style:text-properties fo:font-size="9pt" style:font-size-asian="9pt" style:font-size-complex="9pt"/>
    </style:style>
    <style:style style:name="ce72" style:family="table-cell" style:parent-style-name="Default">
      <style:table-cell-properties fo:background-color="transparent"/>
      <style:text-properties fo:color="#000000" fo:font-size="9pt" style:font-size-asian="9pt" style:font-size-complex="9pt"/>
    </style:style>
    <style:style style:name="ce73" style:family="table-cell" style:parent-style-name="Default">
      <style:table-cell-properties fo:background-color="transparent"/>
      <style:text-properties style:use-window-font-color="true" fo:font-size="9pt" style:font-size-asian="9pt" style:font-size-complex="9pt"/>
    </style:style>
    <style:style style:name="ce60" style:family="table-cell" style:parent-style-name="Default">
      <style:table-cell-properties fo:background-color="#faa61a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ef413d"/>
      <style:text-properties fo:color="#000000" fo:font-size="9pt" style:font-size-asian="9pt" style:font-size-complex="9pt"/>
    </style:style>
    <style:style style:name="ce76" style:family="table-cell" style:parent-style-name="Default">
      <style:table-cell-properties fo:background-color="#ef413d"/>
      <style:text-properties fo:font-size="9pt" style:font-size-asian="9pt" style:font-size-complex="9pt"/>
    </style:style>
    <style:style style:name="ce77" style:family="table-cell" style:parent-style-name="Default">
      <style:table-cell-properties fo:background-color="#ef413d"/>
      <style:text-properties style:use-window-font-color="true"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80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82" style:family="table-cell" style:parent-style-name="Default">
      <style:table-cell-properties fo:background-color="#ed1c24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06" style:family="table-cell" style:parent-style-name="Default">
      <style:table-cell-properties fo:background-color="transparent" fo:wrap-option="wrap" fo:border="0.06pt solid #000000"/>
      <style:text-properties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108" style:family="table-cell" style:parent-style-name="Default">
      <style:table-cell-properties fo:background-color="transparent" fo:wrap-option="wrap" fo:border="0.06pt solid #000000"/>
      <style:text-properties fo:color="#000000" fo:font-size="9pt" style:font-size-asian="9pt" style:font-size-complex="9pt"/>
    </style:style>
    <style:style style:name="ce86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transparent" fo:wrap-option="wrap" fo:border="0.06pt solid #000000"/>
      <style:text-properties style:use-window-font-color="true" fo:font-size="9pt" style:font-size-asian="9pt" style:font-size-complex="9pt"/>
    </style:style>
    <style:style style:name="ce89" style:family="table-cell" style:parent-style-name="Default">
      <style:table-cell-properties fo:background-color="#ed1c24" fo:wrap-option="wrap" fo:border="0.06pt solid #000000"/>
      <style:text-properties fo:font-size="9pt" style:font-size-asian="9pt" style:font-size-complex="9pt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ed1c24"/>
      <style:text-properties fo:font-size="9pt" style:font-size-asian="9pt" style:font-size-complex="9pt"/>
    </style:style>
    <style:style style:name="ce94" style:family="table-cell" style:parent-style-name="Default">
      <style:table-cell-properties fo:background-color="#ed1c24"/>
      <style:text-properties fo:font-size="9pt" style:font-size-asian="9pt" style:font-size-complex="9p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fo:color="#ffffff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7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Muster (Name = x, pm = true/false)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covered-table-cell table:style-name="ce5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where: same semantic, minimal syntax change</text:p>
          </table:table-cell>
          <table:table-cell table:style-name="ce1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Semicolon ;</text:p>
          </table:table-cell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syntax sql keywords (upper, lower case)</text:p>
          </table:table-cell>
          <table:table-cell table:style-name="ce1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4">
          <table:covered-table-cell table:style-name="ce5"/>
          <table:table-cell table:style-name="ce1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5">
          <table:table-cell table:style-name="ce14" office:value-type="string" calcext:value-type="string">
            <text:p>column ordering</text:p>
          </table:table-cell>
          <table:table-cell table:style-name="ce14" office:value-type="float" office:value="8" calcext:value-type="float">
            <text:p>8</text:p>
          </table:table-cell>
          <table:covered-table-cell table:style-name="ce25"/>
          <table:table-cell table:style-name="ce25" office:value-type="string" calcext:value-type="string">
            <text:p>SELECT BillingCity, BillingAddress <text:s/>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1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0" calcext:value-type="float">
            <text:p>10</text:p>
          </table:table-cell>
          <table:table-cell table:style-name="ce30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25" office:value-type="string" calcext:value-type="string">
            <text:p>SELECT TrackId, Name, GenreId from 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1" calcext:value-type="float">
            <text:p>11</text:p>
          </table:table-cell>
          <table:covered-table-cell table:style-name="ce25"/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18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35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18"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5">
            <text:p><text:span text:style-name="T1">select Track.TrackId, Track.Name, Track.Composer  from Track </text:span></text:p>
            <text:p><text:span text:style-name="T1">join (select MediaType.MediaTypeId,  MediaType.Name from MediaType where MediaType.Name = 'AAC audio file')</text:span></text:p>
            <text:p><text:span text:style-name="T1">as t_MediaType ON Track.MediaTypeId = t_MediaType.MediaTypeId;</text:span></text:p>
          </table:table-cell>
          <table:table-cell table:style-name="ce25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9">
          <table:covered-table-cell table:style-name="ce5"/>
          <table:table-cell table:style-name="ce18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0">
          <table:covered-table-cell table:style-name="ce5"/>
          <table:table-cell table:style-name="ce18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1">
          <table:covered-table-cell table:style-name="ce5"/>
          <table:table-cell table:style-name="ce18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2">
          <table:covered-table-cell table:style-name="ce5"/>
          <table:table-cell table:style-name="ce18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distinct</text:p>
          </table:table-cell>
          <table:table-cell table:style-name="ce18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18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 office:value-type="string" calcext:value-type="string">
            <text:p>keine Where-Klausel</text:p>
          </table:table-cell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18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18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18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18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18" office:value-type="string" calcext:value-type="string">
            <text:p>count</text:p>
          </table:table-cell>
          <table:table-cell table:style-name="ce18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avg</text:p>
          </table:table-cell>
          <table:table-cell table:style-name="ce18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sum</text:p>
          </table:table-cell>
          <table:table-cell table:style-name="ce18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18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18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18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column alias</text:p>
          </table:table-cell>
          <table:table-cell table:style-name="ce18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18" office:value-type="float" office:value="45" calcext:value-type="float">
            <text:p>45</text:p>
          </table:table-cell>
          <table:table-cell table:style-name="ce3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5" office:value-type="string" calcext:value-type="string">
            <text:p>SELECT City FROM Customer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6" calcext:value-type="float">
            <text:p>46</text:p>
          </table:table-cell>
          <table:covered-table-cell table:style-name="ce25"/>
          <table:table-cell table:style-name="ce25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18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18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covered-table-cell table:style-name="ce5"/>
          <table:table-cell table:style-name="ce18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0">
          <table:table-cell table:style-name="ce4" office:value-type="string" calcext:value-type="string" table:number-columns-spanned="1" table:number-rows-spanned="3">
            <text:p>Inner, left, self join</text:p>
          </table:table-cell>
          <table:table-cell table:style-name="ce14" office:value-type="float" office:value="55" calcext:value-type="float">
            <text:p>55</text:p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9">
          <table:covered-table-cell table:style-name="ce5"/>
          <table:table-cell table:style-name="ce1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covered-table-cell table:style-name="ce5"/>
          <table:table-cell table:style-name="ce1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1">
          <table:table-cell table:style-name="ce14" office:value-type="string" calcext:value-type="string">
            <text:p>to much joins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Q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testSQL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0];[.F1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1];[.F1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2];[.F1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3];[.F1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InvoiceDate, BillingAddress, BillingCity!</text:p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BillingAddress, BillingCity!</text:p>
          </table:table-cell>
          <table:table-cell table:style-name="ce7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2" office:value-type="string" calcext:value-type="string">
            <text:p>column ordering</text:p>
          </table:table-cell>
          <table:table-cell table:style-name="ce52" office:value-type="float" office:value="8" calcext:value-type="float">
            <text:p>8</text:p>
          </table:table-cell>
          <table:covered-table-cell table:style-name="ce48"/>
          <table:table-cell table:style-name="ce48" office:value-type="string" calcext:value-type="string">
            <text:p>SELECT BillingCity, BillingAddress <text:s/>FROM Invoice;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48" office:value-type="string" calcext:value-type="string">
            <text:p>tatsächlich inkorrekt? Reihenfolge Columns. Mail nachfragen?</text:p>
          </table:table-cell>
          <table:table-cell table:style-name="ce70" table:formula="of:=IF(EXACT([.E17];[.F17]);0;1)" office:value-type="float" office:value="1" calcext:value-type="float">
            <text:p>1</text:p>
          </table:table-cell>
          <table:table-cell table:style-name="ce27" table:number-columns-repeated="9"/>
          <table:table-cell table:style-name="ce60" table:number-columns-repeated="1007"/>
        </table:table-row>
        <table:table-row table:style-name="ro3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8];[.F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3"/>
          <table:table-cell table:style-name="ce54" office:value-type="float" office:value="10" calcext:value-type="float">
            <text:p>10</text:p>
          </table:table-cell>
          <table:table-cell table:style-name="ce56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55" office:value-type="string" calcext:value-type="string">
            <text:p>SELECT TrackId, Name, GenreId from Track;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string" calcext:value-type="string">
            <text:p>order by wird nicht ausreichend behandelt!</text:p>
          </table:table-cell>
          <table:table-cell table:style-name="ce70" table:formula="of:=IF(EXACT([.E19];[.F19]);0;1)" office:value-type="float" office:value="1" calcext:value-type="float">
            <text:p>1</text:p>
          </table:table-cell>
          <table:table-cell table:style-name="ce72" table:number-columns-repeated="9"/>
          <table:table-cell table:style-name="ce61" table:number-columns-repeated="1007"/>
        </table:table-row>
        <table:table-row table:style-name="ro3">
          <table:covered-table-cell table:style-name="ce53"/>
          <table:table-cell table:style-name="ce54" office:value-type="float" office:value="11" calcext:value-type="float">
            <text:p>11</text:p>
          </table:table-cell>
          <table:covered-table-cell table:style-name="ce55"/>
          <table:table-cell table:style-name="ce55" office:value-type="string" calcext:value-type="string">
            <text:p>SELECT TrackId, Name, GenreId from Track ORDER BY GenreId ASC;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string" calcext:value-type="string">
            <text:p>order by wird nicht ausreichend behandelt!</text:p>
          </table:table-cell>
          <table:table-cell table:style-name="ce70" table:formula="of:=IF(EXACT([.E20];[.F20]);0;1)" office:value-type="float" office:value="1" calcext:value-type="float">
            <text:p>1</text:p>
          </table:table-cell>
          <table:table-cell table:style-name="ce72" table:number-columns-repeated="9"/>
          <table:table-cell table:style-name="ce61" table:number-columns-repeated="1007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1];[.F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232 row(s) to be returned, instead got 469!</text:p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5"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;</text:p>
          </table:table-cell>
          <table:table-cell table:style-name="ce25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1 row(s) to be returned, instead got 3503!</text:p>
          </table:table-cell>
          <table:table-cell table:style-name="ce70" table:formula="of:=IF(EXACT([.E23];[.F2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1 row(s) to be returned, instead got 3503!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5];[.F2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6];[.F2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7];[.F2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4 row(s) to be returned, instead got 8715!</text:p>
          </table:table-cell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keine Where-Klausel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</text:p>
          </table:table-cell>
          <table:table-cell table:style-name="ce70" table:formula="of:=IF(EXACT([.E30];[.F3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2 row(s) to be returned, instead got 5!</text:p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1!</text:p>
          </table:table-cell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6!</text:p>
          </table:table-cell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7!</text:p>
          </table:table-cell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4!</text:p>
          </table:table-cell>
          <table:table-cell table:style-name="ce70" table:formula="of:=IF(EXACT([.E36];[.F3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8!</text:p>
          </table:table-cell>
          <table:table-cell table:style-name="ce70" table:formula="of:=IF(EXACT([.E37];[.F3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<text:span text:style-name="T2">zufällig gleiches Ergebnis-Set aber andere Syntax &amp; Semantik → Test für Verfahren mit pragmatischen Ansatz (result: </text:span><text:span text:style-name="T3">Expected only the following column(s) to be selected: MIN(UnitPrice)!</text:span>)</text:p>
          </table:table-cell>
          <table:table-cell table:style-name="ce70" table:formula="of:=IF(EXACT([.E38];[.F3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MIN(UnitPrice)!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MAX(UnitPrice)!</text:p>
          </table:table-cell>
          <table:table-cell table:style-name="ce70" table:formula="of:=IF(EXACT([.E40];[.F4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70" table:formula="of:=IF(EXACT([.E41];[.F4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412!</text:p>
          </table:table-cell>
          <table:table-cell table:style-name="ce70" table:formula="of:=IF(EXACT([.E42];[.F4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412!</text:p>
          </table:table-cell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275!</text:p>
          </table:table-cell>
          <table:table-cell table:style-name="ce70" table:formula="of:=IF(EXACT([.E44];[.F4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9 row(s) to be returned, instead got 10!</text:p>
          </table:table-cell>
          <table:table-cell table:style-name="ce70" table:formula="of:=IF(EXACT([.E45];[.F4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20!</text:p>
          </table:table-cell>
          <table:table-cell table:style-name="ce70" table:formula="of:=IF(EXACT([.E46];[.F4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275!</text:p>
          </table:table-cell>
          <table:table-cell table:style-name="ce70" table:formula="of:=IF(EXACT([.E47];[.F4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2 row(s) to be returned, instead got 412!</text:p>
          </table:table-cell>
          <table:table-cell table:style-name="ce70" table:formula="of:=IF(EXACT([.E48];[.F4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2 row(s) to be returned, instead got 126!</text:p>
          </table:table-cell>
          <table:table-cell table:style-name="ce70" table:formula="of:=IF(EXACT([.E49];[.F4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3 row(s) to be returned, instead got 412!</text:p>
          </table:table-cell>
          <table:table-cell table:style-name="ce70" table:formula="of:=IF(EXACT([.E50];[.F5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3 row(s) to be returned, instead got 20!</text:p>
          </table:table-cell>
          <table:table-cell table:style-name="ce70" table:formula="of:=IF(EXACT([.E51];[.F5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1 row(s) to be returned, instead got 120!</text:p>
          </table:table-cell>
          <table:table-cell table:style-name="ce70" table:formula="of:=IF(EXACT([.E52];[.F5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Genres!</text:p>
          </table:table-cell>
          <table:table-cell table:style-name="ce70" table:formula="of:=IF(EXACT([.E53];[.F5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5" office:value-type="float" office:value="45" calcext:value-type="float">
            <text:p>45</text:p>
          </table:table-cell>
          <table:table-cell table:style-name="ce3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5" office:value-type="string" calcext:value-type="string">
            <text:p>SELECT City FROM Customer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5 row(s) to be returned, instead got 59!</text:p>
          </table:table-cell>
          <table:table-cell table:style-name="ce70" table:formula="of:=IF(EXACT([.E54];[.F5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35"/>
          <table:table-cell table:style-name="ce35" office:value-type="float" office:value="46" calcext:value-type="float">
            <text:p>46</text:p>
          </table:table-cell>
          <table:covered-table-cell table:style-name="ce57"/>
          <table:table-cell table:style-name="ce57" office:value-type="string" calcext:value-type="string">
            <text:p>SELECT City FROM Customer</text:p>
            <text:p>UNION </text:p>
            <text:p>SELECT BillingCity FROM Invoice;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7" office:value-type="string" calcext:value-type="string">
            <text:p>Expected a total of 55 row(s) to be returned, instead got 53! <text:s text:c="2"/>(gar kein test auf WELCHE relation???)</text:p>
          </table:table-cell>
          <table:table-cell table:style-name="ce70" table:formula="of:=IF(EXACT([.E55];[.F55]);0;1)" office:value-type="float" office:value="0" calcext:value-type="float">
            <text:p>0</text:p>
          </table:table-cell>
          <table:table-cell table:style-name="ce27" table:number-columns-repeated="9"/>
          <table:table-cell table:style-name="ce76" table:number-columns-repeated="1007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67 row(s) to be returned, instead got 55!</text:p>
          </table:table-cell>
          <table:table-cell table:style-name="ce70" table:formula="of:=IF(EXACT([.E56];[.F5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9 row(s) to be returned, instead got 1!</text:p>
          </table:table-cell>
          <table:table-cell table:style-name="ce70" table:formula="of:=IF(EXACT([.E57];[.F5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9 row(s) to be returned, instead got 412!</text:p>
          </table:table-cell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59!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59!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8 row(s) to be returned, instead got 3503!</text:p>
          </table:table-cell>
          <table:table-cell table:style-name="ce70" table:formula="of:=IF(EXACT([.E61];[.F6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8 row(s) to be returned, instead got 3503!</text:p>
          </table:table-cell>
          <table:table-cell table:style-name="ce70" table:formula="of:=IF(EXACT([.E62];[.F6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3];[.F6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51" office:value-type="float" office:value="55" calcext:value-type="float">
            <text:p>55</text:p>
          </table:table-cell>
          <table:table-cell table:style-name="ce64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64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error</text:p>
          </table:table-cell>
          <table:table-cell table:style-name="ce64" office:value-type="string" calcext:value-type="string">
            <text:p>Tool gibt zwar Fehlermeldung aus, Ergebnis-Tabelle scheint aber korrekt zu sein!!! → Tool evtl. anfällig für große Joins</text:p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5];[.F6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6];[.F6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PlaylistId, TrackId, Name!</text:p>
          </table:table-cell>
          <table:table-cell table:style-name="ce70" table:formula="of:=IF(EXACT([.E67];[.F6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69" office:value-type="string" calcext:value-type="string">
            <text:p>Expected != actual: </text:p>
          </table:table-cell>
          <table:table-cell table:formula="of:=SUM([.H10:.H67])" office:value-type="float" office:value="6" calcext:value-type="float">
            <text:p>6</text:p>
          </table:table-cell>
          <table:table-cell table:style-name="ce7" table:formula="of:=ROUND([.H69]/(COUNTIF([.E10:.E67];&quot;&lt;&gt;''&quot;));3)*100" office:value-type="float" office:value="10.3" calcext:value-type="float">
            <text:p>10,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formula="of:=COUNTIF([.F10:.F67];&quot;error&quot;)" office:value-type="float" office:value="1" calcext:value-type="float">
            <text:p>1</text:p>
          </table:table-cell>
          <table:table-cell table:style-name="ce7" table:formula="of:=ROUND([.H70]/(COUNTIF([.E10:.E67];&quot;&lt;&gt;''&quot;));3)*100" office:value-type="float" office:value="1.7" calcext:value-type="float">
            <text:p>1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ett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5" table:number-columns-repeated="1014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Cosette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/>
          <table:table-cell office:value-type="string" calcext:value-type="string">
            <text:p>Kandidat-Input</text:p>
          </table:table-cell>
          <table:table-cell table:number-columns-repeated="1014"/>
        </table:table-row>
        <table:table-row table:style-name="ro19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. out of time: <text:a xlink:href="https://github.com/uwdb/Cosette/issues/80" xlink:type="simple">https://github.com/uwdb/Cosette/issues/80</text:a></text:p>
          </table:table-cell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/>
          </table:table-cell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{"size":[1],"status":"UNSAT"}\ngenerated/VxNmtKgrTvHqx.rkt:17:15: trackid: unbound identifier in module\n  in: trackid\n  context...:\n   /root/.racket/6.8/pkgs/rosette/rosette/base/form/module.rkt:16:0\n   standard-module-name-resolver\n   /Cosette/rosette/server.rkt:38:10\n', u'coq_result': u'ERROR', u'coq_log': u'Invalid generated Coq code. Please file an issue.', u'result': u'ERROR', u'rosette_result': u'ERROR', u'error_msg': u'Invalid generated Coq code. Please file an issue. \n \n {"size":[1],"status":"UNSAT"}\ngenerated/VxNmtKgrTvHqx.rkt:17:15: trackid: unbound identifier in module\n  in: trackid\n  context...:\n   /root/.racket/6.8/pkgs/rosette/rosette/base/form/module.rkt:16:0\n   standard-module-name-resolver\n   /Cosette/rosette/server.rkt:38:10\n'}</text:p>
            <text:p/>
          </table:table-cell>
          <table:table-cell table:style-name="ce70" table:formula="of:=IF(EXACT([.E12];[.F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3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Syntax Error. \n ERROR: "(line 10, column 1):\\nunexpected \'v\'\\nexpecting \\"--\\", \\"/*\\", \\";\\" or end of input"', u'coq_result': u'ERROR', u'coq_log': u'Syntax Error. \n ERROR: "(line 10, column 1):\\nunexpected \'v\'\\nexpecting \\"--\\", \\"/*\\", \\";\\" or end of input"', u'result': u'ERROR', u'counterexamples': [], u'rosette_result': u'ERROR', u'error_msg': u'Syntax Error. \n ERROR: "(line 10, column 1):\\nunexpected \'v\'\\nexpecting \\"--\\", \\"/*\\", \\";\\" or end of input"'}</text:p>
            <text:p/>
          </table:table-cell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0, 0, 0, 0, 0, 0], 1]]], u'table-name': u'invoice'}], u'rosette_result': u'NEQ'}</text:p>
            <text:p/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6"/>
          <table:table-cell table:style-name="ce106" office:value-type="string" calcext:value-type="string">
            <text:p>SELECT BillingCity, BillingAddress <text:s/>FROM Invoice;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6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1, 0, 0, 0, 0, 0], 1]]], u'table-name': u'invoice'}], u'rosette_result': u'NEQ'}</text:p>
            <text:p/>
          </table:table-cell>
          <table:table-cell table:style-name="ce92" table:formula="of:=IF(EXACT([.E17];[.F17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8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70" table:formula="of:=IF(EXACT([.E18];[.F1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8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108" office:value-type="string" calcext:value-type="string">
            <text:p>SELECT TrackId, Name, GenreId from Track;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error</text:p>
          </table:table-cell>
          <table:table-cell table:style-name="ce108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3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08"/>
          <table:table-cell table:style-name="ce108" office:value-type="string" calcext:value-type="string">
            <text:p>SELECT TrackId, Name, GenreId from Track ORDER BY GenreId ASC;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error</text:p>
          </table:table-cell>
          <table:table-cell table:style-name="ce108" office:value-type="string" calcext:value-type="string">
            <text:p>s.o.</text:p>
          </table:table-cell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Two queries' equivalence is unknown. Solver runs out of time.</text:p>
          </table:table-cell>
          <table:table-cell table:style-name="ce70" table:formula="of:=IF(EXACT([.E21];[.F2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trackid', u'name', u'albumid', u'mediatypeid', u'genreid', u'composer', u'milliseconds', u'bytes', u'unitprice'], [[[0, 0, 0, 2, 0, 0, 0, 0, 0], 1]]], u'table-name': u'track'}], u'rosette_result': u'NEQ'}</text:p>
            <text:p/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style-name="ce80" office:value-type="string" calcext:value-type="string" table:number-columns-spanned="1" table:number-rows-spanned="5">
            <text:p>Sub-Query/Join</text:p>
          </table:table-cell>
          <table:table-cell table:style-name="ce82" office:value-type="float" office:value="14" calcext:value-type="float">
            <text:p>14</text:p>
          </table:table-cell>
          <table:table-cell table:style-name="ce86" office:value-type="string" calcext:value-type="string" table:number-columns-spanned="1" table:number-rows-spanned="5">
            <text:p>select Track.TrackId, Track.Name, Track.Composer  from Track </text:p>
            <text:p><text:span text:style-name="T1">join (select MediaType.MediaTypeId,  MediaType.Name from MediaType where MediaType.</text:span>Name = 'AAC audio file')</text:p>
            <text:p>as t_MediaType ON Track.MediaTypeId = t_MediaType.MediaTypeId;</text:p>
          </table:table-cell>
          <table:table-cell table:style-name="ce89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9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93" table:formula="of:=IF(EXACT([.E23];[.F23]);0;1)" office:value-type="float" office:value="0" calcext:value-type="float">
            <text:p>0</text:p>
          </table:table-cell>
          <table:table-cell table:style-name="ce94"/>
          <table:table-cell table:style-name="ce94" office:value-type="string" calcext:value-type="string">
            <text:p>Hinweis counter example korrekt/sinnvoll?</text:p>
          </table:table-cell>
          <table:table-cell table:style-name="ce94" table:number-columns-repeated="1014"/>
        </table:table-row>
        <table:table-row table:style-name="ro18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> (solver runs out of time)</text:p>
          </table:table-cell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>  Two queries' equivalence is unknown. Solver runs out of time.</text:p>
            <text:p/>
            <text:p/>
          </table:table-cell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<text:span text:style-name="T1">{u'rosette_result': u'UNSAT', u'rosette_log': u'', u'coq_result': u'UNKNOWN', u'result': u'UNKNOWN', u'coq_log': u''}</text:span></text:p>
            <text:p><text:span text:style-name="T1">  Two queries' equivalence is unknown. Solver runs out of time.</text:span></text:p>
            <text:p/>
            <text:p/>
          </table:table-cell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playlisttrack</text:p>
            <text:p/>
            <text:p>playlistidtrackid</text:p>
            <text:p>00</text:p>
            <text:p>00</text:p>
          </table:table-cell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4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keine Where-Klausel. Ergebnis: Two queries are not equivalent.</text:p>
            <text:p/>
            <text:p>Counter Examples: (i.e., input tables that, when fed into your input queries, will return different results)</text:p>
            <text:p/>
            <text:p>Table employee</text:p>
            <text:p/>
            <text:p>employeeidlastnamefirstnametitlereportstobirthdatehiredateaddresscitystatecountrypostalcodephonefaxemail</text:p>
            <text:p>000000000000000</text:p>
            <text:p>?? 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Two queries are not equivalent. <text:s/>Counter Examples: (i.e., input tables that, when fed into your input queries, will return different results) <text:s/>Table employee <text:s/>employeeid lastname firstname title reportsto birthdate hiredate address city state country postalcode phone fax email 0 0 0 0 2 0 0 0 0 0 0 0 0 0 0 ??</text:p>
          </table:table-cell>
          <table:table-cell table:style-name="ce70" table:formula="of:=IF(EXACT([.E30];[.F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counterexamples': [{u'table-content': [[u'employeeid', u'lastname', u'firstname', u'title', u'reportsto', u'birthdate', u'hiredate', u'address', u'city', u'state', u'country', u'postalcode', u'phone', u'fax', u'email'], [[[0, 0, 0, 0, 2, 0, 0, 0, 0, 0, 0, 0, 0, 0, 0], 1]]], u'table-name': u'employee'}], u'rosette_result': u'NEQ'}</text:p>
            <text:p/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36];[.F3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37];[.F3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37" office:value-type="string" calcext:value-type="string">
            <text:p>zufällig gleiches Ergebnis-Set aber andere Syntax &amp; Semantik → kein Support für LIMIT</text:p>
          </table:table-cell>
          <table:table-cell table:style-name="ce70" table:formula="of:=IF(EXACT([.E38];[.F3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5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invoiceline</text:p>
            <text:p/>
            <text:p>invoicelineidinvoiceidtrackidunitpricequantity</text:p>
            <text:p>-10-101</text:p>
            <text:p>01010</text:p>
            <text:p>??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40];[.F4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float/numeric</text:p>
          </table:table-cell>
          <table:table-cell table:style-name="ce70" table:formula="of:=IF(EXACT([.E41];[.F4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avg</text:p>
          </table:table-cell>
          <table:table-cell table:style-name="ce70" table:formula="of:=IF(EXACT([.E42];[.F4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4];[.F4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5];[.F4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6];[.F4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7];[.F4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0];[.F5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1];[.F5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2];[.F5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 table:number-columns-spanned="1" table:number-rows-spanned="3">
            <text:p>union</text:p>
          </table:table-cell>
          <table:table-cell table:style-name="ce59" office:value-type="float" office:value="45" calcext:value-type="float">
            <text:p>45</text:p>
          </table:table-cell>
          <table:table-cell table:style-name="ce87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106" office:value-type="string" calcext:value-type="string">
            <text:p>SELECT City FROM Customer;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6" office:value-type="string" calcext:value-type="string">
            <text:p>kein Support für UNION</text:p>
          </table:table-cell>
          <table:table-cell table:style-name="ce92" table:formula="of:=IF(EXACT([.E54];[.F54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3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6"/>
          <table:table-cell table:style-name="ce106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6" office:value-type="string" calcext:value-type="string">
            <text:p>kein Support für UNION</text:p>
          </table:table-cell>
          <table:table-cell table:style-name="ce92" table:formula="of:=IF(EXACT([.E55];[.F55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6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6" office:value-type="string" calcext:value-type="string">
            <text:p>kein Support für UNION</text:p>
          </table:table-cell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Internal error</text:p>
          </table:table-cell>
          <table:table-cell table:style-name="ce70" table:formula="of:=IF(EXACT([.E57];[.F5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2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invoice</text:p>
            <text:p/>
            <text:p>invoiceidcustomeridinvoicedatebillingaddressbillingcitybillingstatebillingcountrybillingpostalcodetotal</text:p>
            <text:p>000000000</text:p>
            <text:p>000000000</text:p>
            <text:p>000000000</text:p>
            <text:p>000000000</text:p>
            <text:p>000000000</text:p>
            <text:p>000000000</text:p>
            <text:p>000000000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ee #50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nknown</text:p>
          </table:table-cell>
          <table:table-cell table:style-name="ce25"/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62];[.F6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unknown</text:p>
          </table:table-cell>
          <table:table-cell table:style-name="ce88" office:value-type="string" calcext:value-type="string">
            <text:p>internal error: out of time</text:p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/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ORDER BY</text:p>
          </table:table-cell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67];[.F6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91" office:value-type="string" calcext:value-type="string">
            <text:p>Expected != actual: </text:p>
          </table:table-cell>
          <table:table-cell table:formula="of:=SUM([.H10:.H67])" office:value-type="float" office:value="36" calcext:value-type="float">
            <text:p>36</text:p>
          </table:table-cell>
          <table:table-cell table:style-name="ce7" table:formula="of:=ROUND([.H69]/(COUNTIF([.E10:.E67];&quot;&lt;&gt;''&quot;));3)*100" office:value-type="float" office:value="62.1" calcext:value-type="float">
            <text:p>62,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style-name="ce70" table:formula="of:=COUNTIF([.F10:.F67];&quot;error&quot;)+COUNTIF([.F10:.F67];&quot;unknown&quot;)" office:value-type="float" office:value="35" calcext:value-type="float">
            <text:p>35</text:p>
          </table:table-cell>
          <table:table-cell table:style-name="ce7" table:formula="of:=ROUND([.H70]/(COUNTIF([.E10:.E67];&quot;&lt;&gt;''&quot;));3)*100" office:value-type="float" office:value="60.3" calcext:value-type="float">
            <text:p>60,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.00.0000</text:date>, <text:time style:data-style-name="N2" text:time-value="09:33:39.19491905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8:01.138201750</meta:creation-date>
    <meta:generator>LibreOffice/6.0.7.3$Linux_X86_64 LibreOffice_project/00m0$Build-3</meta:generator>
    <dc:date>2020-01-02T18:56:35.537991730</dc:date>
    <meta:editing-duration>PT5H28M37S</meta:editing-duration>
    <meta:editing-cycles>27</meta:editing-cycles>
    <meta:document-statistic meta:table-count="3" meta:cell-count="1104" meta:object-count="0"/>
  </office:meta>
</office:document-meta>
</file>